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 style:master-page-name="Standard">
      <style:table-properties style:width="18.263cm" fo:margin-left="-0.132cm" style:page-number="auto" table:align="left" style:writing-mode="lr-tb"/>
    </style:style>
    <style:style style:name="Tableau1.A" style:family="table-column">
      <style:table-column-properties style:column-width="5.625cm"/>
    </style:style>
    <style:style style:name="Tableau1.B" style:family="table-column">
      <style:table-column-properties style:column-width="12.638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Text_20_body">
      <style:paragraph-properties fo:text-align="center" style:justify-single-word="false"/>
      <style:text-properties officeooo:paragraph-rsid="00543612"/>
    </style:style>
    <style:style style:name="P7" style:family="paragraph" style:parent-style-name="Heading_20_1">
      <style:paragraph-properties fo:text-align="center" style:justify-single-word="false"/>
      <style:text-properties style:font-name="DejaVu Sans" fo:font-weight="normal" officeooo:rsid="0078e0f7" officeooo:paragraph-rsid="0078e0f7" style:font-weight-asian="normal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>
        <style:tab-stops/>
      </style:paragraph-properties>
      <style:text-properties officeooo:paragraph-rsid="00923549"/>
    </style:style>
    <style:style style:name="P11" style:family="paragraph" style:parent-style-name="Standard">
      <style:text-properties fo:color="#ff3366" fo:font-weight="bold" officeooo:rsid="001f2e32" officeooo:paragraph-rsid="00923549" style:font-weight-asian="bold" style:font-weight-complex="bold"/>
    </style:style>
    <style:style style:name="P12" style:family="paragraph" style:parent-style-name="Standard">
      <style:text-properties officeooo:paragraph-rsid="00923549"/>
    </style:style>
    <style:style style:name="P13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  <style:text-properties officeooo:paragraph-rsid="00923549"/>
    </style:style>
    <style:style style:name="P14" style:family="paragraph" style:parent-style-name="Standard" style:list-style-name="WW8Num1">
      <style:paragraph-properties fo:margin-left="0cm" fo:margin-right="0cm" fo:text-indent="0cm" style:auto-text-indent="false"/>
      <style:text-properties officeooo:paragraph-rsid="00923549"/>
    </style:style>
    <style:style style:name="P15" style:family="paragraph" style:parent-style-name="Standard" style:list-style-name="WW8Num1">
      <style:paragraph-properties fo:margin-left="0cm" fo:margin-right="0cm" fo:text-indent="0cm" style:auto-text-indent="false"/>
      <style:text-properties officeooo:rsid="0020cbb4" officeooo:paragraph-rsid="00923549"/>
    </style:style>
    <style:style style:name="P16" style:family="paragraph" style:parent-style-name="Standard" style:list-style-name="WW8Num1">
      <style:paragraph-properties fo:margin-left="-0.123cm" fo:margin-right="-0.018cm" fo:text-indent="0cm" style:auto-text-indent="false"/>
      <style:text-properties officeooo:paragraph-rsid="00923549"/>
    </style:style>
    <style:style style:name="P17" style:family="paragraph" style:parent-style-name="Standard">
      <style:paragraph-properties fo:margin-left="-0.123cm" fo:margin-right="-0.018cm" fo:text-indent="0cm" style:auto-text-indent="false"/>
      <style:text-properties officeooo:rsid="00225e1a" officeooo:paragraph-rsid="00923549"/>
    </style:style>
    <style:style style:name="P18" style:family="paragraph" style:parent-style-name="Standard">
      <style:paragraph-properties fo:margin-left="-0.123cm" fo:margin-right="-0.018cm" fo:text-indent="0cm" style:auto-text-indent="false"/>
      <style:text-properties officeooo:rsid="0023f7b1" officeooo:paragraph-rsid="00923549"/>
    </style:style>
    <style:style style:name="P19" style:family="paragraph" style:parent-style-name="Standard">
      <style:paragraph-properties fo:margin-left="-0.123cm" fo:margin-right="-0.018cm" fo:text-indent="0cm" style:auto-text-indent="false"/>
      <style:text-properties officeooo:paragraph-rsid="0092354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f8d02"/>
    </style:style>
    <style:style style:name="T2" style:family="text">
      <style:text-properties officeooo:rsid="007e54c1"/>
    </style:style>
    <style:style style:name="T3" style:family="text">
      <style:text-properties style:font-name="DejaVu Sans" fo:font-style="normal" fo:font-weight="normal" officeooo:rsid="0015c526" style:font-style-asian="normal" style:font-weight-asian="normal" style:font-style-complex="normal" style:font-weight-complex="normal"/>
    </style:style>
    <style:style style:name="T4" style:family="text">
      <style:text-properties officeooo:rsid="00543612"/>
    </style:style>
    <style:style style:name="T5" style:family="text">
      <style:text-properties style:font-name="DejaVu Sans Condensed" fo:font-size="28pt" officeooo:rsid="00543612" style:font-size-asian="28pt" style:font-size-complex="28pt"/>
    </style:style>
    <style:style style:name="T6" style:family="text">
      <style:text-properties style:font-name="DejaVu Sans Condensed" fo:font-size="28pt" officeooo:rsid="0078e0f7" style:font-size-asian="28pt" style:font-size-complex="28pt"/>
    </style:style>
    <style:style style:name="T7" style:family="text">
      <style:text-properties officeooo:rsid="008e355b"/>
    </style:style>
    <style:style style:name="T8" style:family="text">
      <style:text-properties style:font-name="Wingdings"/>
    </style:style>
    <style:style style:name="T9" style:family="text">
      <style:text-properties style:font-name="Times New Roman" officeooo:rsid="0020cbb4"/>
    </style:style>
    <style:style style:name="T10" style:family="text">
      <style:text-properties style:font-name="Times New Roman" officeooo:rsid="0021272b"/>
    </style:style>
    <style:style style:name="T11" style:family="text">
      <style:text-properties style:font-name="Times New Roman" officeooo:rsid="00225e1a"/>
    </style:style>
    <style:style style:name="T12" style:family="text">
      <style:text-properties officeooo:rsid="00225e1a"/>
    </style:style>
    <style:style style:name="T13" style:family="text">
      <style:text-properties officeooo:rsid="0023f7b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3"/>
      <text:p text:style-name="P5"/>
      <text:p text:style-name="P5"/>
      <text:p text:style-name="P5"/>
      <text:p text:style-name="P4"><text:span text:style-name="T6">PORTAIL MOTORSTAR</text:span><text:span text:style-name="T5"> </text:span><text:span text:style-name="T4">:</text:span></text:p>
      <text:h text:style-name="P7" text:outline-level="1"><text:bookmark-start text:name="__RefHeading__945_1996427839"/>TP<text:span text:style-name="T7">4</text:span>_T<text:span text:style-name="T7">est_Configuration_Client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20"><text:a xlink:type="simple" xlink:href="#__RefHeading__945_1996427839" text:style-name="Index_20_Link" text:visited-style-name="Index_20_Link">TP4_Test_Configuration_Client<text:tab/>1</text:a></text:p>
        </text:index-body>
      </text:table-of-content>
      <text:p text:style-name="P6"><text:bookmark-start text:name="__RefHeading__831_1996427839"/><text:bookmark-end text:name="__RefHeading__831_1996427839"/><text:span text:style-name="T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/>
            <text:p text:style-name="P12">Description du fonctionnement souhaité par le client</text:p>
            <text:p text:style-name="P12"/>
          </table:table-cell>
          <table:table-cell table:style-name="Tableau1.B1" office:value-type="string">
            <text:p text:style-name="P10"/>
            <text:list xml:id="list8991936938172227699" text:style-name="WW8Num1">
              <text:list-item text:start-value="1">
                <text:p text:style-name="P13">Commande par clavier à codes</text:p>
              </text:list-item>
              <text:list-item>
                <text:p text:style-name="P13">Ouverture des 2 vantaux</text:p>
              </text:list-item>
              <text:list-item>
                <text:p text:style-name="P13">Signal lumineux clignotant en fonctionnement</text:p>
              </text:list-item>
              <text:list-item>
                <text:p text:style-name="P13">Fermeture automatique</text:p>
                <text:p text:style-name="P13"/>
              </text:list-item>
            </text:list>
          </table:table-cell>
        </table:table-row>
        <table:table-row>
          <table:table-cell table:style-name="Tableau1.A2" office:value-type="string">
            <text:p text:style-name="P12"/>
            <text:p text:style-name="P12">Matériel nécessaire</text:p>
            <text:p text:style-name="P12"/>
          </table:table-cell>
          <table:table-cell table:style-name="Tableau1.B2" office:value-type="string">
            <text:p text:style-name="P12"/>
            <text:list xml:id="list31333735" text:continue-list="list8991936938172227699" text:style-name="WW8Num1">
              <text:list-item text:start-value="1">
                <text:p text:style-name="P14">centrale de commande référence PS240</text:p>
              </text:list-item>
              <text:list-item>
                <text:p text:style-name="P15">Clavier à codes tactil R15</text:p>
              </text:list-item>
              <text:list-item>
                <text:p text:style-name="P14">motorisation gauche ref.MB 2000</text:p>
              </text:list-item>
              <text:list-item>
                <text:p text:style-name="P14">motorisation droite ref. MB 2000</text:p>
              </text:list-item>
              <text:list-item>
                <text:p text:style-name="P14">serrure électrique avec gâche ref. SEC110</text:p>
              </text:list-item>
              <text:list-item>
                <text:p text:style-name="P14">verrouillage mécanique au sol ref. VSM</text:p>
              </text:list-item>
              <text:list-item>
                <text:p text:style-name="P14">câble 3x1,5 mm² type R02V</text:p>
              </text:list-item>
              <text:list-item>
                <text:p text:style-name="P14">câble 2x1,5 mm² souple</text:p>
              </text:list-item>
              <text:list-item>
                <text:p text:style-name="P14">câble 2x0,6 mm² souple</text:p>
              </text:list-item>
              <text:list-item>
                <text:p text:style-name="P14">visserie</text:p>
                <text:p text:style-name="P14"/>
              </text:list-item>
            </text:list>
          </table:table-cell>
        </table:table-row>
        <table:table-row>
          <table:table-cell table:style-name="Tableau1.A2" office:value-type="string">
            <text:p text:style-name="P12"/>
            <text:p text:style-name="P12">Installation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Attention : pas sur les panneaux !</text:p>
          </table:table-cell>
          <table:table-cell table:style-name="Tableau1.B2" office:value-type="string">
            <text:p text:style-name="P12"/>
            <text:list xml:id="list31333907" text:continue-list="list31333735" text:style-name="WW8Num1">
              <text:list-item text:start-value="1">
                <text:p text:style-name="P14">Installer l’HERMES MB 2000 suivant notice fournie</text:p>
              </text:list-item>
              <text:list-item>
                <text:p text:style-name="P14">Fixer le coffret de la centrale suivant instructions 1 – Fixation du coffret de la notice ‘Centrale de commande’</text:p>
              </text:list-item>
              <text:list-item>
                <text:p text:style-name="P14">Vérifier que le coupe-circuit secteur est déconnecté au tableau électrique</text:p>
              </text:list-item>
              <text:list-item>
                <text:p text:style-name="P14">Retirer le bornier C et brancher les 3 fils secteur – enficher le bornier C</text:p>
              </text:list-item>
              <text:list-item>
                <text:p text:style-name="P14">Retirer le bornier E et effectuer le câblage :</text:p>
              </text:list-item>
            </text:list>
            <text:p text:style-name="P12"><text:tab/><text:span text:style-name="T8"></text:span> brancher le clignotant sur les borniers 19 et 20 ( pas de polarité <text:tab/>à respecter ) fil souple 1,5mm²</text:p>
            <text:p text:style-name="P12"><text:tab/><text:span text:style-name="T8"></text:span> brancher la serrure sur les borniers 17 et 18 ( pas de polarité à <text:tab/>respecter ) fil souple 1,5mm²</text:p>
            <text:p text:style-name="P12"><text:tab/><text:span text:style-name="T8"></text:span> raccorder M1 et M2 :</text:p>
            <text:p text:style-name="P12"><text:tab/><text:tab/>M1 fil noir <text:tab/><text:span text:style-name="T8"></text:span> bornier 1</text:p>
            <text:p text:style-name="P12"><text:tab/><text:tab/>M1 fil rouge <text:tab/><text:span text:style-name="T8"></text:span> bornier 2</text:p>
            <text:p text:style-name="P12"><text:tab/><text:tab/>M2 fil noir <text:tab/><text:span text:style-name="T8"></text:span> bornier 16</text:p>
            <text:p text:style-name="P12"><text:tab/><text:tab/>M2 fil rouge <text:tab/><text:span text:style-name="T8"></text:span> bornier 15</text:p>
            <text:p text:style-name="P12"><text:tab/>M1 : Vantail recouvrant<text:tab/><text:tab/>M2 : Vantail recouvert</text:p>
            <text:p text:style-name="P12"><text:tab/><text:span text:style-name="T8"></text:span><text:span text:style-name="T9">Brancher </text:span><text:span text:style-name="T10">les câbles verts et gris NO et C </text:span><text:span text:style-name="T11">(du clavier « tactil ») <text:s text:c="3"/><text:tab/></text:span><text:span text:style-name="T10">sur les borniers 13 et 14 ( pas de polarité à respecter ) </text:span><text:span text:style-name="T11">fil souple <text:tab/>0,6mm²</text:span></text:p>
            <text:p text:style-name="P12"><text:span text:style-name="T8"><text:s text:c="3"/></text:span><text:span text:style-name="T9">Brancher </text:span><text:span text:style-name="T10">les câbles </text:span><text:span text:style-name="T11">rouge</text:span><text:span text:style-name="T10"> et </text:span><text:span text:style-name="T11">noir</text:span><text:span text:style-name="T10"> </text:span><text:span text:style-name="T11">du clavier « tactil ») sur </text:span><text:span text:style-name="T10">les <text:tab/>borniers </text:span><text:span text:style-name="T11">3 </text:span><text:span text:style-name="T10">et </text:span><text:span text:style-name="T11">4 </text:span><text:span text:style-name="T10">( pas de polarité à respecter ) </text:span><text:span text:style-name="T11">fil souple 0,6mm²</text:span></text:p>
            <text:list xml:id="list31333699" text:continue-list="list31333907" text:style-name="WW8Num1">
              <text:list-item text:start-value="1">
                <text:p text:style-name="P14">Enficher le bornier E</text:p>
              </text:list-item>
              <text:list-item>
                <text:p text:style-name="P14">Configurer les switches SW1 à 4</text:p>
              </text:list-item>
            </text:list>
            <text:p text:style-name="P12"><text:tab/><text:tab/>SW1 : ON </text:p>
            <text:p text:style-name="P12"><text:soft-page-break/><text:tab/><text:tab/>SW2 : <text:span text:style-name="T12">ON</text:span></text:p>
            <text:p text:style-name="P12"><text:tab/><text:tab/>SW3 : <text:span text:style-name="T12">OFF</text:span></text:p>
            <text:p text:style-name="P12"><text:tab/><text:tab/>SW4 : ON</text:p>
            <text:list xml:id="list31344410" text:continue-numbering="true" text:style-name="WW8Num1">
              <text:list-header>
                <text:p text:style-name="P16"/>
                <text:p text:style-name="P16"/>
              </text:list-header>
            </text:list>
            <text:p text:style-name="P17"/>
            <text:p text:style-name="P17"/>
            <text:p text:style-name="P17">- Démonter la face avant du clavier « tactil » pour avoir accès à la platine</text:p>
            <text:p text:style-name="P19"><text:span text:style-name="T12">-</text:span><text:span text:style-name="T13">Placez le cavalier sur la position P</text:span></text:p>
            <text:p text:style-name="P18">-Alimenter (signal sonore de bips répétés)</text:p>
            <text:p text:style-name="P18">-Replacer le cavalier sur la position N, le voyant orange s'allume</text:p>
            <text:p text:style-name="P18">-Composez 0.0.0, puis NOVEAU CODE MAITRE puis VAL puis PRG (le code maître est maintenant configuré)</text:p>
            <text:p text:style-name="P18">-Composez CODE MAITRE puis PRG puis 0.0.1 puis CODE UTILISATEUR puis VAL puis 1.0.1 puis VAL puis PRG (le code utilisateur est maintenant configuré)</text:p>
            <text:p text:style-name="P18"/>
            <text:p text:style-name="P18">Ouverture du portail :</text:p>
            <text:p text:style-name="P18">-Composez le CODE UTILISATEUR puis VAL (la lumière verte s'allume, le portail s'ouvre.)</text:p>
            <text:list xml:id="list31363731" text:continue-numbering="true" text:style-name="WW8Num1">
              <text:list-header>
                <text:p text:style-name="P16"/>
                <text:p text:style-name="P16"/>
              </text:list-header>
              <text:list-item>
                <text:p text:style-name="P16">Procéder à l’auto-apprentissage et effectuer les réglages nécessaires suivant les instructions de la notice de la centrale de commande </text:p>
                <text:p text:style-name="P14"/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7e54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3-03T11:17:24.86">03/03/16</text:date></text:p>
        <text:p text:style-name="MP1">BOUTELOUP Anthony<text:tab/>TP <text:span text:style-name="MT2">Portail Motorstar</text:span><text:tab/></text:p>
      </style:header>
      <style:footer>
        <text:p text:style-name="Footer"><text:tab/><text:page-number text:select-page="current">4</text:page-number>.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6-03-03T11:17:24.85</dc:date>
    <meta:editing-duration>PT18H15M21S</meta:editing-duration>
    <meta:editing-cycles>77</meta:editing-cycles>
    <meta:generator>LibreOffice/4.0.4.2$Windows_x86 LibreOffice_project/9e9821abd0ffdbc09cd8c52eaa574fa09eb08f2</meta:generator>
    <dc:title>-</dc:title>
    <meta:initial-creator>BTS</meta:initial-creator>
    <meta:document-statistic meta:table-count="1" meta:image-count="0" meta:object-count="0" meta:page-count="4" meta:paragraph-count="62" meta:word-count="467" meta:character-count="2554" meta:non-whitespace-character-count="2137"/>
  </office:meta>
</office:document-meta>
</file>